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ладимир Григорьевич, здравствуйте!</text:p>
      <text:p text:style-name="Standard"/>
      <text:p text:style-name="Standard">Мои услуги в информационной сфере ограничены только потребностями и финансовыми возможностями с Вашей стороны.</text:p>
      <text:p text:style-name="Standard">Относительно сайта, оценка стоимости разработки затруднена из-за отсутствия конкретных требований к заказу. Было бы неплохо узнать конкретную формулировку требований. На данный момент создание необходимых для развития проекта функций (форум, галерея и т.д.) и наполнение сайта на двух языках (русский, украинский) контентом (статьи, документы, фотографии и т.д.), заведомо отобранным Вами и количественно приравниваемым <text:s/>к текущей структуре сайта, будет примерно стоить $200, учитывая врямя и трудо-затраты на разработку. Если пожелаете, можно будет разработать оригинальный дизайн сайта, но придется добавить еще $100. <text:s/>Хочу добавить, что если вы хотите, чтобы ваша ассоциация стала известна и за рубежом, то небходим перевод на англ язык, услуги перевода - это отдельная цена.</text:p>
      <text:p text:style-name="Standard">Что касается раскрутки сайта — продвижение его в поисковых системах, привлечение посетителей и переговоры с партнерами — это уже отдельная тема для разговора. Конкретной стоимости по данному вопросу просто быть не может т.к. раскрутка проекта — это не одноразовое действие, а постоянный процесс, требующий внимания на протяжении всего существования сайта. При Вашем желании, могу заняться этим вопросом. Детали можно будет обговорить.</text:p>
      <text:p text:style-name="Standard"/>
      <text:p text:style-name="Standard">С уважением,</text:p>
      <text:p text:style-name="Standard">Максим</text:p>
      <text:p text:style-name="Standard"/>
      <text:p text:style-name="Standard"/>
      <text:p text:style-name="Standard">И еще просьба — Владимир Григорьевич, раз уж мы начали общаться лично с Вами, я бы предпочел в дальнейшем переписываться с Вами лич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06T13:58:00</meta:creation-date>
    <dc:date>2009-03-06T18:00:21</dc:date>
    <meta:editing-cycles>3</meta:editing-cycles>
    <meta:editing-duration>PT3H28M20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1" meta:paragraph-count="7" meta:word-count="206" meta:character-count="1509"/>
  </office:meta>
</office:document-meta>
</file>